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l" fo:country="GR"/>
    </style:style>
    <style:style style:name="P2" style:parent-style-name="Standard" style:family="paragraph">
      <style:text-properties fo:language="el" fo:country="GR"/>
    </style:style>
    <style:style style:name="T3" style:parent-style-name="Προεπιλεγμένηγραμματοσειρά" style:family="text">
      <style:text-properties fo:language="el" fo:country="GR"/>
    </style:style>
    <style:style style:name="T4" style:parent-style-name="Προεπιλεγμένηγραμματοσειρά" style:family="text">
      <style:text-properties fo:language="el" fo:country="GR"/>
    </style:style>
    <style:style style:name="T5" style:parent-style-name="Προεπιλεγμένηγραμματοσειρά" style:family="text">
      <style:text-properties fo:language="el" fo:country="GR"/>
    </style:style>
    <style:style style:name="T6" style:parent-style-name="Προεπιλεγμένηγραμματοσειρά" style:family="text">
      <style:text-properties fo:language="el" fo:country="GR"/>
    </style:style>
    <style:style style:name="T7" style:parent-style-name="Προεπιλεγμένηγραμματοσειρά" style:family="text">
      <style:text-properties fo:language="el" fo:country="GR"/>
    </style:style>
    <style:style style:name="T8" style:parent-style-name="Προεπιλεγμένηγραμματοσειρά" style:family="text">
      <style:text-properties fo:language="el" fo:country="GR"/>
    </style:style>
    <style:style style:name="T9" style:parent-style-name="Προεπιλεγμένηγραμματοσειρά" style:family="text">
      <style:text-properties fo:language="el" fo:country="GR"/>
    </style:style>
    <style:style style:name="P10" style:parent-style-name="Standard" style:family="paragraph">
      <style:text-properties fo:language="el" fo:country="GR"/>
    </style:style>
    <style:style style:name="P11" style:parent-style-name="Standard" style:family="paragraph">
      <style:text-properties fo:language="el" fo:country="GR"/>
    </style:style>
    <style:style style:name="P12" style:parent-style-name="Standard" style:family="paragraph">
      <style:text-properties fo:language="el" fo:country="GR"/>
    </style:style>
    <style:style style:name="T13" style:parent-style-name="Προεπιλεγμένηγραμματοσειρά" style:family="text">
      <style:text-properties fo:language="el" fo:country="GR"/>
    </style:style>
    <style:style style:name="T14" style:parent-style-name="Προεπιλεγμένηγραμματοσειρά" style:family="text">
      <style:text-properties fo:language="el" fo:country="GR"/>
    </style:style>
    <style:style style:name="T15" style:parent-style-name="Προεπιλεγμένηγραμματοσειρά" style:family="text">
      <style:text-properties fo:language="el" fo:country="GR"/>
    </style:style>
    <style:style style:name="T16" style:parent-style-name="Προεπιλεγμένηγραμματοσειρά" style:family="text">
      <style:text-properties fo:language="el" fo:country="GR"/>
    </style:style>
    <style:style style:name="P17" style:parent-style-name="Standard" style:family="paragraph">
      <style:text-properties fo:language="el" fo:country="GR"/>
    </style:style>
    <style:style style:name="P18" style:parent-style-name="Standard" style:family="paragraph">
      <style:text-properties fo:language="el" fo:country="GR"/>
    </style:style>
    <style:style style:name="P19" style:parent-style-name="Standard" style:family="paragraph">
      <style:text-properties fo:language="el" fo:country="GR"/>
    </style:style>
    <style:style style:name="P20" style:parent-style-name="Standard" style:family="paragraph">
      <style:text-properties fo:language="el" fo:country="GR"/>
    </style:style>
    <style:style style:name="P21" style:parent-style-name="Standard" style:family="paragraph">
      <style:text-properties fo:language="el" fo:country="GR"/>
    </style:style>
    <style:style style:name="P22" style:parent-style-name="Standard" style:family="paragraph">
      <style:text-properties fo:language="el" fo:country="GR"/>
    </style:style>
    <style:style style:name="P23" style:parent-style-name="Standard" style:family="paragraph">
      <style:text-properties fo:language="el" fo:country="GR"/>
    </style:style>
    <style:style style:name="P24" style:parent-style-name="Standard" style:family="paragraph">
      <style:text-properties fo:language="el" fo:country="GR"/>
    </style:style>
    <style:style style:name="P25" style:parent-style-name="Standard" style:family="paragraph">
      <style:text-properties fo:language="el" fo:country="GR"/>
    </style:style>
    <style:style style:name="P26" style:parent-style-name="Standard" style:family="paragraph">
      <style:text-properties fo:language="el" fo:country="GR"/>
    </style:style>
    <style:style style:name="P27" style:parent-style-name="Standard" style:family="paragraph">
      <style:text-properties fo:language="el" fo:country="GR"/>
    </style:style>
    <style:style style:name="T28" style:parent-style-name="Προεπιλεγμένηγραμματοσειρά" style:family="text">
      <style:text-properties fo:color="#C9211E"/>
    </style:style>
    <style:style style:name="T29" style:parent-style-name="Προεπιλεγμένηγραμματοσειρά" style:family="text">
      <style:text-properties fo:color="#579D1C"/>
    </style:style>
    <style:style style:name="T30" style:parent-style-name="Προεπιλεγμένηγραμματοσειρά" style:family="text">
      <style:text-properties fo:color="#FF420E"/>
    </style:style>
    <style:style style:name="T31" style:parent-style-name="Προεπιλεγμένηγραμματοσειρά" style:family="text">
      <style:text-properties fo:color="#FF420E"/>
    </style:style>
    <style:style style:name="T32" style:parent-style-name="Προεπιλεγμένηγραμματοσειρά" style:family="text">
      <style:text-properties fo:color="#0084D1"/>
    </style:style>
    <style:style style:name="T33" style:parent-style-name="Προεπιλεγμένηγραμματοσειρά" style:family="text">
      <style:text-properties fo:color="#0084D1"/>
    </style:style>
    <style:style style:name="T34" style:parent-style-name="Προεπιλεγμένηγραμματοσειρά" style:family="text">
      <style:text-properties fo:color="#579D1C"/>
    </style:style>
    <style:style style:name="T35" style:parent-style-name="Προεπιλεγμένηγραμματοσειρά" style:family="text">
      <style:text-properties fo:color="#C9211E"/>
    </style:style>
    <style:style style:name="P36" style:parent-style-name="Standard" style:family="paragraph">
      <style:text-properties fo:language="el" fo:country="GR"/>
    </style:style>
    <style:style style:name="P37" style:parent-style-name="Standard" style:family="paragraph">
      <style:text-properties fo:language="el" fo:country="GR"/>
    </style:style>
    <style:style style:name="P38" style:parent-style-name="Standard" style:family="paragraph">
      <style:text-properties fo:language="el" fo:country="GR"/>
    </style:style>
    <style:style style:name="P39" style:parent-style-name="Standard" style:family="paragraph">
      <style:text-properties fo:language="el" fo:country="GR"/>
    </style:style>
    <style:style style:name="P40" style:parent-style-name="Standard" style:family="paragraph">
      <style:text-properties fo:language="el" fo:country="GR"/>
    </style:style>
    <style:style style:name="P41" style:parent-style-name="Standard" style:family="paragraph">
      <style:text-properties fo:language="el" fo:country="GR"/>
    </style:style>
    <style:style style:name="P42" style:parent-style-name="Standard" style:family="paragraph">
      <style:text-properties fo:language="el" fo:country="GR"/>
    </style:style>
    <style:style style:name="P43" style:parent-style-name="Standard" style:family="paragraph">
      <style:text-properties fo:language="el" fo:country="GR"/>
    </style:style>
    <style:style style:name="P44" style:parent-style-name="Standard" style:family="paragraph">
      <style:text-properties fo:language="el" fo:country="GR"/>
    </style:style>
    <style:style style:name="P45" style:parent-style-name="Standard" style:family="paragraph">
      <style:text-properties fo:language="el" fo:country="GR"/>
    </style:style>
    <style:style style:name="P46" style:parent-style-name="Standard" style:family="paragraph">
      <style:text-properties fo:language="el" fo:country="GR"/>
    </style:style>
    <style:style style:name="P47" style:parent-style-name="Standard" style:family="paragraph">
      <style:text-properties fo:language="el" fo:country="GR"/>
    </style:style>
    <style:style style:name="P48" style:parent-style-name="Standard" style:family="paragraph">
      <style:text-properties fo:language="el" fo:country="GR"/>
    </style:style>
    <style:style style:name="P49" style:parent-style-name="Standard" style:family="paragraph">
      <style:paragraph-properties fo:break-before="page"/>
    </style:style>
    <style:style style:name="T50" style:parent-style-name="Προεπιλεγμένηγραμματοσειρά" style:family="text">
      <style:text-properties fo:language="el" fo:country="GR"/>
    </style:style>
    <style:style style:name="T51" style:parent-style-name="Προεπιλεγμένηγραμματοσειρά" style:family="text">
      <style:text-properties fo:language="el" fo:country="GR"/>
    </style:style>
    <style:style style:name="T52" style:parent-style-name="Προεπιλεγμένηγραμματοσειρά" style:family="text">
      <style:text-properties fo:language="el" fo:country="GR"/>
    </style:style>
    <style:style style:name="T53" style:parent-style-name="Προεπιλεγμένηγραμματοσειρά" style:family="text">
      <style:text-properties fo:language="el" fo:country="GR"/>
    </style:style>
    <style:style style:name="P54" style:parent-style-name="Standard" style:family="paragraph">
      <style:text-properties fo:language="el" fo:country="GR"/>
    </style:style>
    <style:style style:name="T55" style:parent-style-name="Προεπιλεγμένηγραμματοσειρά" style:family="text">
      <style:text-properties fo:language="el" fo:country="GR"/>
    </style:style>
    <style:style style:name="T56" style:parent-style-name="Προεπιλεγμένηγραμματοσειρά" style:family="text">
      <style:text-properties fo:language="el" fo:country="GR"/>
    </style:style>
    <style:style style:name="T57" style:parent-style-name="Προεπιλεγμένηγραμματοσειρά" style:family="text">
      <style:text-properties fo:language="el" fo:country="GR"/>
    </style:style>
    <style:style style:name="T58" style:parent-style-name="Προεπιλεγμένηγραμματοσειρά" style:family="text">
      <style:text-properties fo:language="el" fo:country="GR"/>
    </style:style>
    <style:style style:name="T59" style:parent-style-name="Προεπιλεγμένηγραμματοσειρά" style:family="text">
      <style:text-properties fo:language="el" fo:country="GR"/>
    </style:style>
    <style:style style:name="T60" style:parent-style-name="Προεπιλεγμένηγραμματοσειρά" style:family="text">
      <style:text-properties fo:language="el" fo:country="GR"/>
    </style:style>
    <style:style style:name="T61" style:parent-style-name="Προεπιλεγμένηγραμματοσειρά" style:family="text">
      <style:text-properties fo:language="el" fo:country="GR"/>
    </style:style>
    <style:style style:name="T62" style:parent-style-name="Προεπιλεγμένηγραμματοσειρά" style:family="text">
      <style:text-properties fo:language="el" fo:country="GR"/>
    </style:style>
    <style:style style:name="T63" style:parent-style-name="Προεπιλεγμένηγραμματοσειρά" style:family="text">
      <style:text-properties fo:language="el" fo:country="GR"/>
    </style:style>
    <style:style style:name="T64" style:parent-style-name="Προεπιλεγμένηγραμματοσειρά" style:family="text">
      <style:text-properties fo:language="el" fo:country="GR"/>
    </style:style>
    <style:style style:name="T65" style:parent-style-name="Προεπιλεγμένηγραμματοσειρά" style:family="text">
      <style:text-properties fo:language="el" fo:country="GR"/>
    </style:style>
    <style:style style:name="T66" style:parent-style-name="Προεπιλεγμένηγραμματοσειρά" style:family="text">
      <style:text-properties fo:language="el" fo:country="GR"/>
    </style:style>
    <style:style style:name="T67" style:parent-style-name="Προεπιλεγμένηγραμματοσειρά" style:family="text">
      <style:text-properties fo:language="el" fo:country="GR"/>
    </style:style>
    <style:style style:name="T68" style:parent-style-name="Προεπιλεγμένηγραμματοσειρά" style:family="text">
      <style:text-properties fo:language="el" fo:country="GR"/>
    </style:style>
    <style:style style:name="P69" style:parent-style-name="Standard" style:family="paragraph">
      <style:text-properties fo:language="el" fo:country="GR"/>
    </style:style>
    <style:style style:name="P70" style:parent-style-name="Standard" style:family="paragraph">
      <style:text-properties fo:language="el" fo:country="GR"/>
    </style:style>
    <style:style style:name="T71" style:parent-style-name="Προεπιλεγμένηγραμματοσειρά" style:family="text">
      <style:text-properties fo:language="el" fo:country="GR"/>
    </style:style>
    <style:style style:name="P72" style:parent-style-name="Standard" style:family="paragraph">
      <style:text-properties fo:language="el" fo:country="GR"/>
    </style:style>
    <style:style style:name="P73" style:parent-style-name="Standard" style:family="paragraph">
      <style:text-properties fo:language="el" fo:country="GR"/>
    </style:style>
    <style:style style:name="P74" style:parent-style-name="Standard" style:family="paragraph">
      <style:text-properties fo:language="el" fo:country="GR"/>
    </style:style>
    <style:style style:name="P75" style:parent-style-name="Standard" style:family="paragraph">
      <style:paragraph-properties fo:break-before="page"/>
    </style:style>
    <style:style style:name="T76" style:parent-style-name="Προεπιλεγμένηγραμματοσειρά" style:family="text">
      <style:text-properties fo:language="el" fo:country="GR"/>
    </style:style>
    <style:style style:name="T77" style:parent-style-name="Προεπιλεγμένηγραμματοσειρά" style:family="text">
      <style:text-properties fo:language="el" fo:country="GR"/>
    </style:style>
    <style:style style:name="T78" style:parent-style-name="Προεπιλεγμένηγραμματοσειρά" style:family="text">
      <style:text-properties fo:language="el" fo:country="GR"/>
    </style:style>
    <style:style style:name="P79" style:parent-style-name="Standard" style:family="paragraph">
      <style:text-properties fo:language="el" fo:country="GR"/>
    </style:style>
    <style:style style:name="T80" style:parent-style-name="Προεπιλεγμένηγραμματοσειρά" style:family="text">
      <style:text-properties fo:language="el" fo:country="GR"/>
    </style:style>
    <style:style style:name="T81" style:parent-style-name="Προεπιλεγμένηγραμματοσειρά" style:family="text">
      <style:text-properties fo:language="el" fo:country="GR"/>
    </style:style>
    <style:style style:name="T82" style:parent-style-name="Προεπιλεγμένηγραμματοσειρά" style:family="text">
      <style:text-properties fo:language="el" fo:country="GR"/>
    </style:style>
    <style:style style:name="T83" style:parent-style-name="Προεπιλεγμένηγραμματοσειρά" style:family="text">
      <style:text-properties fo:language="el" fo:country="GR"/>
    </style:style>
    <style:style style:name="T84" style:parent-style-name="Προεπιλεγμένηγραμματοσειρά" style:family="text">
      <style:text-properties fo:language="el" fo:country="GR"/>
    </style:style>
    <style:style style:name="T85" style:parent-style-name="Προεπιλεγμένηγραμματοσειρά" style:family="text">
      <style:text-properties fo:language="el" fo:country="GR"/>
    </style:style>
    <style:style style:name="T86" style:parent-style-name="Προεπιλεγμένηγραμματοσειρά" style:family="text">
      <style:text-properties fo:language="el" fo:country="GR"/>
    </style:style>
    <style:style style:name="T87" style:parent-style-name="Προεπιλεγμένηγραμματοσειρά" style:family="text">
      <style:text-properties fo:language="el" fo:country="GR"/>
    </style:style>
    <style:style style:name="P88" style:parent-style-name="Standard" style:family="paragraph">
      <style:text-properties fo:language="el" fo:country="GR"/>
    </style:style>
    <style:style style:name="P89" style:parent-style-name="Standard" style:family="paragraph">
      <style:text-properties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fo:language="el" fo:country="GR"/>
    </style:style>
    <style:style style:name="T92" style:parent-style-name="Προεπιλεγμένηγραμματοσειρά" style:family="text">
      <style:text-properties fo:language="el" fo:country="GR"/>
    </style:style>
    <style:style style:name="T93" style:parent-style-name="Προεπιλεγμένηγραμματοσειρά" style:family="text">
      <style:text-properties fo:language="el" fo:country="GR"/>
    </style:style>
    <style:style style:name="T94" style:parent-style-name="Προεπιλεγμένηγραμματοσειρά" style:family="text">
      <style:text-properties fo:language="el" fo:country="GR"/>
    </style:style>
    <style:style style:name="T95" style:parent-style-name="Προεπιλεγμένηγραμματοσειρά" style:family="text">
      <style:text-properties fo:language="el" fo:country="GR"/>
    </style:style>
    <style:style style:name="P96" style:parent-style-name="Standard" style:family="paragraph">
      <style:text-properties fo:language="el" fo:country="GR"/>
    </style:style>
    <style:style style:name="T97" style:parent-style-name="Προεπιλεγμένηγραμματοσειρά" style:family="text">
      <style:text-properties fo:language="el" fo:country="GR"/>
    </style:style>
    <style:style style:name="T98" style:parent-style-name="Προεπιλεγμένηγραμματοσειρά" style:family="text">
      <style:text-properties fo:language="el" fo:country="GR"/>
    </style:style>
    <style:style style:name="T99" style:parent-style-name="Προεπιλεγμένηγραμματοσειρά" style:family="text">
      <style:text-properties fo:language="el" fo:country="GR"/>
    </style:style>
    <style:style style:name="T100" style:parent-style-name="Προεπιλεγμένηγραμματοσειρά" style:family="text">
      <style:text-properties fo:language="el" fo:country="GR"/>
    </style:style>
    <style:style style:name="P101" style:parent-style-name="Standard" style:family="paragraph">
      <style:text-properties fo:language="el" fo:country="GR"/>
    </style:style>
    <style:style style:name="P102" style:parent-style-name="Standard" style:family="paragraph">
      <style:text-properties fo:language="el" fo:country="GR"/>
    </style:style>
    <style:style style:name="P103" style:parent-style-name="Standard" style:family="paragraph">
      <style:text-properties fo:language="el" fo:country="GR"/>
    </style:style>
    <style:style style:name="T104" style:parent-style-name="Προεπιλεγμένηγραμματοσειρά" style:family="text">
      <style:text-properties fo:language="el" fo:country="GR"/>
    </style:style>
    <style:style style:name="T105" style:parent-style-name="Προεπιλεγμένηγραμματοσειρά" style:family="text">
      <style:text-properties fo:language="el" fo:country="GR"/>
    </style:style>
    <style:style style:name="T106" style:parent-style-name="Προεπιλεγμένηγραμματοσειρά" style:family="text">
      <style:text-properties fo:language="el" fo:country="GR"/>
    </style:style>
    <style:style style:name="T107" style:parent-style-name="Προεπιλεγμένηγραμματοσειρά" style:family="text">
      <style:text-properties fo:language="el" fo:country="GR"/>
    </style:style>
    <style:style style:name="T108" style:parent-style-name="Προεπιλεγμένηγραμματοσειρά" style:family="text">
      <style:text-properties fo:language="el" fo:country="GR"/>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language="el" fo:country="GR"/>
    </style:style>
    <style:style style:name="T111" style:parent-style-name="Προεπιλεγμένηγραμματοσειρά" style:family="text">
      <style:text-properties fo:language="el" fo:country="GR"/>
    </style:style>
    <style:style style:name="T112" style:parent-style-name="Προεπιλεγμένηγραμματοσειρά" style:family="text">
      <style:text-properties fo:language="el" fo:country="GR"/>
    </style:style>
    <style:style style:name="T113" style:parent-style-name="Προεπιλεγμένηγραμματοσειρά" style:family="text">
      <style:text-properties fo:language="el" fo:country="GR"/>
    </style:style>
    <style:style style:name="P114" style:parent-style-name="Standard" style:family="paragraph">
      <style:text-properties fo:language="el" fo:country="GR"/>
    </style:style>
    <style:style style:name="P115" style:parent-style-name="Standard" style:family="paragraph">
      <style:text-properties fo:language="el" fo:country="GR"/>
    </style:style>
    <style:style style:name="T116" style:parent-style-name="Προεπιλεγμένηγραμματοσειρά" style:family="text">
      <style:text-properties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color="#000000"/>
    </style:style>
    <style:style style:name="T119" style:parent-style-name="Προεπιλεγμένηγραμματοσειρά" style:family="text">
      <style:text-properties fo:color="#000000" fo:language="el" fo:country="GR"/>
    </style:style>
    <style:style style:name="T120" style:parent-style-name="Προεπιλεγμένηγραμματοσειρά" style:family="text">
      <style:text-properties fo:color="#000000" fo:language="el" fo:country="GR"/>
    </style:style>
    <style:style style:name="T121" style:parent-style-name="Προεπιλεγμένηγραμματοσειρά" style:family="text">
      <style:text-properties fo:color="#000000"/>
    </style:style>
    <style:style style:name="P122" style:parent-style-name="Standard" style:family="paragraph">
      <style:text-properties fo:color="#000000"/>
    </style:style>
    <style:style style:name="P123" style:parent-style-name="Standard" style:family="paragraph">
      <style:text-properties fo:color="#000000" fo:language="el" fo:country="GR"/>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T131" style:parent-style-name="Προεπιλεγμένηγραμματοσειρά" style:family="text">
      <style:text-properties fo:color="#000000"/>
    </style:style>
    <style:style style:name="T132" style:parent-style-name="Προεπιλεγμένηγραμματοσειρά" style:family="text">
      <style:text-properties fo:color="#000000"/>
    </style:style>
    <style:style style:name="T133" style:parent-style-name="Προεπιλεγμένηγραμματοσειρά" style:family="text">
      <style:text-properties fo:color="#000000" fo:language="el" fo:country="GR"/>
    </style:style>
    <style:style style:name="T134" style:parent-style-name="Προεπιλεγμένηγραμματοσειρά" style:family="text">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T142" style:parent-style-name="Προεπιλεγμένηγραμματοσειρά" style:family="text">
      <style:text-properties fo:color="#000000"/>
    </style:style>
    <style:style style:name="T143" style:parent-style-name="Προεπιλεγμένηγραμματοσειρά" style:family="text">
      <style:text-properties fo:color="#000000"/>
    </style:style>
    <style:style style:name="T144" style:parent-style-name="Προεπιλεγμένηγραμματοσειρά" style:family="text">
      <style:text-properties fo:color="#000000" fo:language="el" fo:country="GR"/>
    </style:style>
    <style:style style:name="T145" style:parent-style-name="Προεπιλεγμένηγραμματοσειρά" style:family="text">
      <style:text-properties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148" style:parent-style-name="Προεπιλεγμένηγραμματοσειρά" style:family="text">
      <style:text-properties fo:color="#000000"/>
    </style:style>
    <style:style style:name="T149" style:parent-style-name="Προεπιλεγμένηγραμματοσειρά" style:family="text">
      <style:text-properties fo:color="#000000"/>
    </style:style>
    <style:style style:name="T150" style:parent-style-name="Προεπιλεγμένηγραμματοσειρά" style:family="text">
      <style:text-properties fo:color="#000000" fo:language="el" fo:country="GR"/>
    </style:style>
    <style:style style:name="T151" style:parent-style-name="Προεπιλεγμένηγραμματοσειρά" style:family="text">
      <style:text-properties fo:color="#000000"/>
    </style:style>
    <style:style style:name="T152" style:parent-style-name="Προεπιλεγμένηγραμματοσειρά" style:family="text">
      <style:text-properties fo:color="#000000" fo:language="el" fo:country="GR"/>
    </style:style>
    <style:style style:name="T153" style:parent-style-name="Προεπιλεγμένηγραμματοσειρά" style:family="text">
      <style:text-properties fo:color="#000000"/>
    </style:style>
    <style:style style:name="T154" style:parent-style-name="Προεπιλεγμένηγραμματοσειρά" style:family="text">
      <style:text-properties fo:color="#000000" fo:language="el" fo:country="GR"/>
    </style:style>
    <style:style style:name="T155" style:parent-style-name="Προεπιλεγμένηγραμματοσειρά" style:family="text">
      <style:text-properties fo:color="#000000"/>
    </style:style>
    <style:style style:name="P156" style:parent-style-name="Standard" style:family="paragraph">
      <style:text-properties fo:color="#000000" fo:language="el" fo:country="GR"/>
    </style:style>
    <style:style style:name="P157" style:parent-style-name="Standard" style:family="paragraph">
      <style:text-properties fo:color="#000000" fo:language="el" fo:country="GR"/>
    </style:style>
    <style:style style:name="P158" style:parent-style-name="Standard" style:family="paragraph">
      <style:text-properties fo:color="#000000" fo:language="el" fo:country="GR"/>
    </style:style>
    <style:style style:name="P159" style:parent-style-name="Standard" style:family="paragraph">
      <style:text-properties fo:color="#000000" fo:language="el" fo:country="GR"/>
    </style:style>
    <style:style style:name="P160" style:parent-style-name="Standard" style:family="paragraph">
      <style:text-properties fo:color="#000000"/>
    </style:style>
    <style:style style:name="T161" style:parent-style-name="Προεπιλεγμένηγραμματοσειρά" style:family="text">
      <style:text-properties fo:color="#000000"/>
    </style:style>
    <style:style style:name="T162" style:parent-style-name="Προεπιλεγμένηγραμματοσειρά" style:family="text">
      <style:text-properties fo:color="#000000" fo:language="el" fo:country="GR"/>
    </style:style>
    <style:style style:name="T163" style:parent-style-name="Προεπιλεγμένηγραμματοσειρά" style:family="text">
      <style:text-properties fo:color="#000000"/>
    </style:style>
    <style:style style:name="P164" style:parent-style-name="Standard" style:family="paragraph">
      <style:text-properties fo:color="#000000"/>
    </style:style>
    <style:style style:name="T165" style:parent-style-name="Προεπιλεγμένηγραμματοσειρά" style:family="text">
      <style:text-properties fo:color="#000000"/>
    </style:style>
    <style:style style:name="T166" style:parent-style-name="Προεπιλεγμένηγραμματοσειρά" style:family="text">
      <style:text-properties fo:color="#000000" fo:language="el" fo:country="GR"/>
    </style:style>
    <style:style style:name="T167" style:parent-style-name="Προεπιλεγμένηγραμματοσειρά" style:family="text">
      <style:text-properties fo:color="#000000"/>
    </style:style>
    <style:style style:name="P168" style:parent-style-name="Standard" style:family="paragraph">
      <style:text-properties fo:color="#000000"/>
    </style:style>
    <style:style style:name="T169" style:parent-style-name="Προεπιλεγμένηγραμματοσειρά" style:family="text">
      <style:text-properties fo:color="#000000"/>
    </style:style>
    <style:style style:name="T170" style:parent-style-name="Προεπιλεγμένηγραμματοσειρά" style:family="text">
      <style:text-properties fo:color="#000000" fo:language="el" fo:country="GR"/>
    </style:style>
    <style:style style:name="T171" style:parent-style-name="Προεπιλεγμένηγραμματοσειρά" style:family="text">
      <style:text-properties fo:color="#000000"/>
    </style:style>
    <style:style style:name="T172" style:parent-style-name="Προεπιλεγμένηγραμματοσειρά" style:family="text">
      <style:text-properties fo:color="#000000" fo:language="el" fo:country="GR"/>
    </style:style>
    <style:style style:name="T173" style:parent-style-name="Προεπιλεγμένηγραμματοσειρά" style:family="text">
      <style:text-properties fo:color="#000000"/>
    </style:style>
    <style:style style:name="T174" style:parent-style-name="Προεπιλεγμένηγραμματοσειρά" style:family="text">
      <style:text-properties fo:color="#000000" fo:language="el" fo:country="GR"/>
    </style:style>
    <style:style style:name="T175" style:parent-style-name="Προεπιλεγμένηγραμματοσειρά" style:family="text">
      <style:text-properties fo:color="#000000"/>
    </style:style>
    <style:style style:name="P176" style:parent-style-name="Standard" style:family="paragraph">
      <style:text-properties fo:color="#000000"/>
    </style:style>
    <style:style style:name="P177" style:parent-style-name="Standard" style:family="paragraph">
      <style:text-properties fo:color="#000000" fo:language="el" fo:country="GR"/>
    </style:style>
    <style:style style:name="T178" style:parent-style-name="Προεπιλεγμένηγραμματοσειρά" style:family="text">
      <style:text-properties fo:color="#000000"/>
    </style:style>
    <style:style style:name="T179" style:parent-style-name="Προεπιλεγμένηγραμματοσειρά" style:family="text">
      <style:text-properties fo:color="#000000" fo:language="el" fo:country="GR"/>
    </style:style>
    <style:style style:name="P180" style:parent-style-name="Standard" style:family="paragraph">
      <style:text-properties fo:color="#000000" fo:language="el" fo:country="GR"/>
    </style:style>
    <style:style style:name="P181" style:parent-style-name="Standard" style:family="paragraph">
      <style:text-properties fo:color="#000000" fo:language="el" fo:country="GR"/>
    </style:style>
    <style:style style:name="P182" style:parent-style-name="Standard" style:family="paragraph">
      <style:text-properties fo:color="#000000" fo:language="el" fo:country="GR"/>
    </style:style>
    <style:style style:name="P183" style:parent-style-name="Standard" style:family="paragraph">
      <style:text-properties fo:color="#000000" fo:language="el" fo:country="GR"/>
    </style:style>
    <style:style style:name="P184" style:parent-style-name="Standard" style:family="paragraph">
      <style:text-properties fo:color="#000000" fo:language="el" fo:country="GR"/>
    </style:style>
    <style:style style:name="T185" style:parent-style-name="Προεπιλεγμένηγραμματοσειρά" style:family="text">
      <style:text-properties fo:color="#000000" fo:language="el" fo:country="GR"/>
    </style:style>
    <style:style style:name="T186" style:parent-style-name="Προεπιλεγμένηγραμματοσειρά" style:family="text">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fo:language="el" fo:country="GR"/>
    </style:style>
    <style:style style:name="P191" style:parent-style-name="Standard" style:family="paragraph">
      <style:text-properties fo:color="#000000" fo:language="el" fo:country="GR"/>
    </style:style>
    <style:style style:name="P192" style:parent-style-name="Standard" style:family="paragraph">
      <style:text-properties fo:color="#000000" fo:language="el" fo:country="GR"/>
    </style:style>
    <style:style style:name="P193" style:parent-style-name="Standard" style:family="paragraph">
      <style:text-properties fo:color="#000000" fo:language="el" fo:country="GR"/>
    </style:style>
    <style:style style:name="P194" style:parent-style-name="Standard" style:family="paragraph">
      <style:text-properties fo:color="#000000" fo:language="el" fo:country="GR"/>
    </style:style>
    <style:style style:name="P195" style:parent-style-name="Standard" style:family="paragraph">
      <style:text-properties fo:color="#000000" fo:language="el" fo:country="GR"/>
    </style:style>
    <style:style style:name="P196" style:parent-style-name="Standard" style:family="paragraph">
      <style:text-properties fo:color="#000000" fo:language="el" fo:country="GR"/>
    </style:style>
    <style:style style:name="P197" style:parent-style-name="Standard" style:family="paragraph">
      <style:text-properties fo:color="#000000" fo:language="el" fo:country="GR"/>
    </style:style>
    <style:style style:name="P198" style:parent-style-name="Standard" style:family="paragraph">
      <style:text-properties fo:color="#000000" fo:language="el" fo:country="GR"/>
    </style:style>
    <style:style style:name="P199" style:parent-style-name="Standard" style:family="paragraph">
      <style:text-properties fo:color="#000000" fo:language="el" fo:country="GR"/>
    </style:style>
    <style:style style:name="P200" style:parent-style-name="Standard" style:family="paragraph">
      <style:text-properties fo:color="#000000" fo:language="el" fo:country="GR"/>
    </style:style>
    <style:style style:name="P201" style:parent-style-name="Standard" style:family="paragraph">
      <style:text-properties fo:color="#000000" fo:language="el" fo:country="GR"/>
    </style:style>
    <style:style style:name="P202" style:parent-style-name="Standard" style:family="paragraph">
      <style:text-properties fo:color="#000000" fo:language="el" fo:country="GR"/>
    </style:style>
    <style:style style:name="P203" style:parent-style-name="Standard" style:family="paragraph">
      <style:text-properties fo:color="#000000" fo:language="el" fo:country="GR"/>
    </style:style>
    <style:style style:name="P204" style:parent-style-name="Standard" style:family="paragraph">
      <style:text-properties fo:color="#000000" fo:language="el" fo:country="GR"/>
    </style:style>
    <style:style style:name="T205" style:parent-style-name="Προεπιλεγμένηγραμματοσειρά" style:family="text">
      <style:text-properties fo:color="#000000" fo:language="el" fo:country="GR"/>
    </style:style>
    <style:style style:name="T206" style:parent-style-name="Προεπιλεγμένηγραμματοσειρά" style:family="text">
      <style:text-properties fo:color="#000000"/>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fo:language="el" fo:country="GR"/>
    </style:style>
    <style:style style:name="P210" style:parent-style-name="Standard" style:family="paragraph">
      <style:text-properties fo:color="#000000" fo:language="el" fo:country="GR"/>
    </style:style>
    <style:style style:name="P211" style:parent-style-name="Standard" style:family="paragraph">
      <style:text-properties fo:color="#000000" fo:language="el" fo:country="GR"/>
    </style:style>
    <style:style style:name="P212" style:parent-style-name="Standard" style:family="paragraph">
      <style:text-properties fo:color="#000000" fo:language="el" fo:country="GR"/>
    </style:style>
    <style:style style:name="P213" style:parent-style-name="Standard" style:family="paragraph">
      <style:text-properties fo:color="#000000" fo:language="el" fo:country="GR"/>
    </style:style>
    <style:style style:name="P214" style:parent-style-name="Standard" style:family="paragraph">
      <style:text-properties fo:color="#000000" fo:language="el" fo:country="GR"/>
    </style:style>
    <style:style style:name="P215" style:parent-style-name="Standard" style:family="paragraph">
      <style:text-properties fo:color="#000000" fo:language="el" fo:country="GR"/>
    </style:style>
    <style:style style:name="T216" style:parent-style-name="Προεπιλεγμένηγραμματοσειρά" style:family="text">
      <style:text-properties fo:color="#000000" fo:language="el" fo:country="GR"/>
    </style:style>
    <style:style style:name="T217" style:parent-style-name="Προεπιλεγμένηγραμματοσειρά" style:family="text">
      <style:text-properties fo:color="#000000" fo:language="el" fo:country="GR"/>
    </style:style>
    <style:style style:name="T218" style:parent-style-name="Προεπιλεγμένηγραμματοσειρά" style:family="text">
      <style:text-properties style:font-name-asian="Liberation Serif" style:font-name-complex="Liberation Serif" fo:color="#000000" fo:language="el" fo:country="GR"/>
    </style:style>
    <style:style style:name="T219" style:parent-style-name="Προεπιλεγμένηγραμματοσειρά" style:family="text">
      <style:text-properties fo:color="#000000" fo:language="el" fo:country="GR"/>
    </style:style>
    <style:style style:name="T220" style:parent-style-name="Προεπιλεγμένηγραμματοσειρά" style:family="text">
      <style:text-properties fo:color="#000000" fo:language="el" fo:country="GR"/>
    </style:style>
    <style:style style:name="T221" style:parent-style-name="Προεπιλεγμένηγραμματοσειρά" style:family="text">
      <style:text-properties fo:color="#000000" fo:language="el" fo:country="GR"/>
    </style:style>
    <style:style style:name="T222" style:parent-style-name="Προεπιλεγμένηγραμματοσειρά" style:family="text">
      <style:text-properties fo:color="#000000" fo:language="el" fo:country="GR"/>
    </style:style>
    <style:style style:name="T223" style:parent-style-name="Προεπιλεγμένηγραμματοσειρά" style:family="text">
      <style:text-properties fo:color="#000000"/>
    </style:style>
    <style:style style:name="T224" style:parent-style-name="Προεπιλεγμένηγραμματοσειρά" style:family="text">
      <style:text-properties fo:color="#000000" fo:language="el" fo:country="GR"/>
    </style:style>
    <style:style style:name="T225" style:parent-style-name="Προεπιλεγμένηγραμματοσειρά" style:family="text">
      <style:text-properties fo:color="#000000"/>
    </style:style>
    <style:style style:name="T226" style:parent-style-name="Προεπιλεγμένηγραμματοσειρά" style:family="text">
      <style:text-properties fo:color="#000000" fo:language="el" fo:country="GR"/>
    </style:style>
    <style:style style:name="P227" style:parent-style-name="Standard" style:family="paragraph">
      <style:text-properties fo:color="#000000" fo:language="el" fo:country="GR"/>
    </style:style>
    <style:style style:name="P228" style:parent-style-name="Standard" style:family="paragraph">
      <style:paragraph-properties fo:break-before="page"/>
    </style:style>
    <style:style style:name="T229" style:parent-style-name="Προεπιλεγμένηγραμματοσειρά" style:family="text">
      <style:text-properties fo:color="#000000" fo:language="el" fo:country="GR"/>
    </style:style>
    <style:style style:name="T230" style:parent-style-name="Προεπιλεγμένηγραμματοσειρά" style:family="text">
      <style:text-properties fo:color="#000000"/>
    </style:style>
    <style:style style:name="P231" style:parent-style-name="Standard" style:family="paragraph">
      <style:text-properties fo:color="#000000"/>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T235" style:parent-style-name="Προεπιλεγμένηγραμματοσειρά" style:family="text">
      <style:text-properties fo:color="#000000"/>
    </style:style>
    <style:style style:name="T236" style:parent-style-name="Προεπιλεγμένηγραμματοσειρά" style:family="text">
      <style:text-properties fo:color="#000000"/>
    </style:style>
    <style:style style:name="T237" style:parent-style-name="Προεπιλεγμένηγραμματοσειρά" style:family="text">
      <style:text-properties fo:color="#000000" fo:language="el" fo:country="GR"/>
    </style:style>
    <style:style style:name="T238" style:parent-style-name="Προεπιλεγμένηγραμματοσειρά" style:family="text">
      <style:text-properties fo:color="#000000" fo:language="el" fo:country="GR"/>
    </style:style>
    <style:style style:name="T239" style:parent-style-name="Προεπιλεγμένηγραμματοσειρά" style:family="text">
      <style:text-properties fo:color="#000000"/>
    </style:style>
    <style:style style:name="T240" style:parent-style-name="Προεπιλεγμένηγραμματοσειρά" style:family="text">
      <style:text-properties fo:color="#000000"/>
    </style:style>
    <style:style style:name="T241" style:parent-style-name="Προεπιλεγμένηγραμματοσειρά" style:family="text">
      <style:text-properties fo:color="#000000"/>
    </style:style>
    <style:style style:name="T242" style:parent-style-name="Προεπιλεγμένηγραμματοσειρά" style:family="text">
      <style:text-properties fo:color="#000000"/>
    </style:style>
    <style:style style:name="T243" style:parent-style-name="Προεπιλεγμένηγραμματοσειρά" style:family="text">
      <style:text-properties fo:color="#000000" fo:language="el" fo:country="GR"/>
    </style:style>
    <style:style style:name="T244" style:parent-style-name="Προεπιλεγμένηγραμματοσειρά" style:family="text">
      <style:text-properties fo:color="#000000"/>
    </style:style>
    <style:style style:name="T245" style:parent-style-name="Προεπιλεγμένηγραμματοσειρά" style:family="text">
      <style:text-properties fo:color="#000000" fo:language="el" fo:country="GR"/>
    </style:style>
    <style:style style:name="T246" style:parent-style-name="Προεπιλεγμένηγραμματοσειρά" style:family="text">
      <style:text-properties fo:color="#000000"/>
    </style:style>
    <style:style style:name="T247" style:parent-style-name="Προεπιλεγμένηγραμματοσειρά" style:family="text">
      <style:text-properties fo:color="#000000" fo:language="el" fo:country="GR"/>
    </style:style>
    <style:style style:name="T248" style:parent-style-name="Προεπιλεγμένηγραμματοσειρά" style:family="text">
      <style:text-properties fo:color="#000000"/>
    </style:style>
    <style:style style:name="P249" style:parent-style-name="Standard" style:family="paragraph">
      <style:text-properties fo:color="#000000"/>
    </style:style>
    <style:style style:name="P250" style:parent-style-name="Standard" style:family="paragraph">
      <style:text-properties fo:color="#000000"/>
    </style:style>
    <style:style style:name="P251" style:parent-style-name="Standard" style:family="paragraph">
      <style:text-properties fo:color="#000000"/>
    </style:style>
    <style:style style:name="P252" style:parent-style-name="Standard" style:family="paragraph">
      <style:text-properties fo:color="#000000"/>
    </style:style>
    <style:style style:name="T253" style:parent-style-name="Προεπιλεγμένηγραμματοσειρά" style:family="text">
      <style:text-properties fo:color="#000000"/>
    </style:style>
    <style:style style:name="T254" style:parent-style-name="Προεπιλεγμένηγραμματοσειρά" style:family="text">
      <style:text-properties fo:color="#000000" fo:language="el" fo:country="GR"/>
    </style:style>
    <style:style style:name="P255" style:parent-style-name="Standard" style:family="paragraph">
      <style:text-properties fo:color="#000000" fo:language="el" fo:country="GR"/>
    </style:style>
    <style:style style:name="P256" style:parent-style-name="Standard" style:family="paragraph">
      <style:text-properties fo:color="#000000" fo:language="el" fo:country="GR"/>
    </style:style>
    <style:style style:name="P257" style:parent-style-name="Standard" style:family="paragraph">
      <style:text-properties fo:color="#000000" fo:language="el" fo:country="GR"/>
    </style:style>
    <style:style style:name="P258" style:parent-style-name="Standard" style:family="paragraph">
      <style:text-properties fo:color="#000000" fo:language="el" fo:country="GR"/>
    </style:style>
    <style:style style:name="P259" style:parent-style-name="Standard" style:family="paragraph">
      <style:text-properties fo:color="#000000" fo:language="el" fo:country="GR"/>
    </style:style>
    <style:style style:name="T260" style:parent-style-name="Προεπιλεγμένηγραμματοσειρά" style:family="text">
      <style:text-properties fo:color="#000000" fo:language="el" fo:country="GR"/>
    </style:style>
    <style:style style:name="T261" style:parent-style-name="Προεπιλεγμένηγραμματοσειρά" style:family="text">
      <style:text-properties fo:color="#000000"/>
    </style:style>
    <style:style style:name="P262" style:parent-style-name="Standard" style:family="paragraph">
      <style:text-properties fo:color="#000000"/>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P267" style:parent-style-name="Standard" style:family="paragraph">
      <style:text-properties fo:color="#000000"/>
    </style:style>
    <style:style style:name="P268" style:parent-style-name="Standard" style:family="paragraph">
      <style:text-properties fo:color="#000000"/>
    </style:style>
    <style:style style:name="P269" style:parent-style-name="Standard" style:family="paragraph">
      <style:text-properties fo:color="#000000"/>
    </style:style>
    <style:style style:name="P270" style:parent-style-name="Standard" style:family="paragraph">
      <style:text-properties fo:color="#000000"/>
    </style:style>
    <style:style style:name="P271" style:parent-style-name="Standard" style:family="paragraph">
      <style:text-properties fo:color="#000000"/>
    </style:style>
    <style:style style:name="P272" style:parent-style-name="Standard" style:family="paragraph">
      <style:text-properties fo:color="#000000"/>
    </style:style>
    <style:style style:name="T273" style:parent-style-name="Προεπιλεγμένηγραμματοσειρά" style:family="text">
      <style:text-properties fo:color="#000000"/>
    </style:style>
    <style:style style:name="T274" style:parent-style-name="Προεπιλεγμένηγραμματοσειρά" style:family="text">
      <style:text-properties fo:color="#000000" fo:language="el" fo:country="GR"/>
    </style:style>
    <style:style style:name="P275" style:parent-style-name="Standard" style:family="paragraph">
      <style:text-properties fo:color="#000000" fo:language="el" fo:country="GR"/>
    </style:style>
    <style:style style:name="P276" style:parent-style-name="Standard" style:family="paragraph">
      <style:text-properties fo:color="#000000" fo:language="el" fo:country="GR"/>
    </style:style>
    <style:style style:name="P277" style:parent-style-name="Standard" style:family="paragraph">
      <style:text-properties fo:color="#000000" fo:language="el" fo:country="GR"/>
    </style:style>
    <style:style style:name="P278" style:parent-style-name="Standard" style:family="paragraph">
      <style:text-properties fo:color="#000000" fo:language="el" fo:country="GR"/>
    </style:style>
    <style:style style:name="P279" style:parent-style-name="Standard" style:family="paragraph">
      <style:text-properties fo:color="#000000"/>
    </style:style>
    <style:style style:name="P280" style:parent-style-name="Standard" style:family="paragraph">
      <style:text-properties fo:color="#000000"/>
    </style:style>
    <style:style style:name="P281" style:parent-style-name="Standard" style:family="paragraph">
      <style:text-properties fo:color="#000000"/>
    </style:style>
    <style:style style:name="T282" style:parent-style-name="Προεπιλεγμένηγραμματοσειρά" style:family="text">
      <style:text-properties fo:color="#000000"/>
    </style:style>
    <style:style style:name="T283" style:parent-style-name="Προεπιλεγμένηγραμματοσειρά" style:family="text">
      <style:text-properties fo:color="#000000" fo:language="el" fo:country="GR"/>
    </style:style>
    <style:style style:name="P284" style:parent-style-name="Standard" style:family="paragraph">
      <style:text-properties fo:color="#000000" fo:language="el" fo:country="GR"/>
    </style:style>
    <style:style style:name="P285" style:parent-style-name="Standard" style:family="paragraph">
      <style:text-properties fo:color="#000000" fo:language="el" fo:country="GR"/>
    </style:style>
    <style:style style:name="P286" style:parent-style-name="Standard" style:family="paragraph">
      <style:text-properties fo:color="#000000" fo:language="el" fo:country="GR"/>
    </style:style>
    <style:style style:name="P287" style:parent-style-name="Standard" style:family="paragraph">
      <style:text-properties fo:color="#000000" fo:language="el" fo:country="GR"/>
    </style:style>
    <style:style style:name="P288" style:parent-style-name="Standard" style:family="paragraph">
      <style:text-properties fo:color="#000000" fo:language="el" fo:country="GR"/>
    </style:style>
    <style:style style:name="P289" style:parent-style-name="Standard" style:family="paragraph">
      <style:text-properties fo:color="#000000" fo:language="el" fo:country="GR"/>
    </style:style>
    <style:style style:name="P290" style:parent-style-name="Standard" style:family="paragraph">
      <style:text-properties fo:color="#000000" fo:language="el" fo:country="GR"/>
    </style:style>
    <style:style style:name="P291" style:parent-style-name="Standard" style:family="paragraph">
      <style:text-properties fo:color="#000000" fo:language="el" fo:country="GR"/>
    </style:style>
    <style:style style:name="P292" style:parent-style-name="Standard" style:family="paragraph">
      <style:text-properties fo:color="#000000" fo:language="el" fo:country="GR"/>
    </style:style>
    <style:style style:name="P293" style:parent-style-name="Standard" style:family="paragraph">
      <style:text-properties fo:color="#000000" fo:language="el" fo:country="GR"/>
    </style:style>
    <style:style style:name="P294" style:parent-style-name="Standard" style:family="paragraph">
      <style:text-properties fo:color="#000000" fo:language="el" fo:country="GR"/>
    </style:style>
    <style:style style:name="P295" style:parent-style-name="Standard" style:family="paragraph">
      <style:text-properties fo:color="#000000" fo:language="el" fo:country="GR"/>
    </style:style>
    <style:style style:name="P296" style:parent-style-name="Standard" style:family="paragraph">
      <style:text-properties fo:color="#000000" fo:language="el" fo:country="GR"/>
    </style:style>
    <style:style style:name="P297" style:parent-style-name="Standard" style:family="paragraph">
      <style:text-properties fo:color="#000000" fo:language="el" fo:country="GR"/>
    </style:style>
    <style:style style:name="T298" style:parent-style-name="Προεπιλεγμένηγραμματοσειρά" style:family="text">
      <style:text-properties fo:color="#000000" fo:language="el" fo:country="GR"/>
    </style:style>
    <style:style style:name="T299" style:parent-style-name="Προεπιλεγμένηγραμματοσειρά" style:family="text">
      <style:text-properties fo:color="#000000"/>
    </style:style>
    <style:style style:name="T300" style:parent-style-name="Προεπιλεγμένηγραμματοσειρά" style:family="text">
      <style:text-properties fo:color="#000000" fo:language="el" fo:country="GR"/>
    </style:style>
    <style:style style:name="T301" style:parent-style-name="Προεπιλεγμένηγραμματοσειρά" style:family="text">
      <style:text-properties fo:color="#000000"/>
    </style:style>
    <style:style style:name="T302" style:parent-style-name="Προεπιλεγμένηγραμματοσειρά" style:family="text">
      <style:text-properties fo:color="#000000" fo:language="el" fo:country="GR"/>
    </style:style>
    <style:style style:name="T303" style:parent-style-name="Προεπιλεγμένηγραμματοσειρά" style:family="text">
      <style:text-properties fo:color="#000000"/>
    </style:style>
    <style:style style:name="T304" style:parent-style-name="Προεπιλεγμένηγραμματοσειρά" style:family="text">
      <style:text-properties fo:color="#000000" fo:language="el" fo:country="GR"/>
    </style:style>
    <style:style style:name="P305" style:parent-style-name="Standard" style:family="paragraph">
      <style:text-properties fo:color="#000000"/>
    </style:style>
    <style:style style:name="P306" style:parent-style-name="Standard" style:family="paragraph">
      <style:text-properties fo:color="#000000"/>
    </style:style>
    <style:style style:name="P307" style:parent-style-name="Standard" style:family="paragraph">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P319" style:parent-style-name="Standard" style:family="paragraph">
      <style:text-properties fo:color="#000000"/>
    </style:style>
    <style:style style:name="P320" style:parent-style-name="Standard" style:family="paragraph">
      <style:text-properties fo:color="#000000"/>
    </style:style>
    <style:style style:name="P321" style:parent-style-name="Standard" style:family="paragraph">
      <style:text-properties fo:color="#000000"/>
    </style:style>
    <style:style style:name="P322" style:parent-style-name="Standard" style:family="paragraph">
      <style:text-properties fo:color="#000000"/>
    </style:style>
    <style:style style:name="P323" style:parent-style-name="Standard" style:family="paragraph">
      <style:text-properties fo:color="#000000"/>
    </style:style>
    <style:style style:name="P324" style:parent-style-name="Standard" style:family="paragraph">
      <style:text-properties fo:color="#000000"/>
    </style:style>
    <style:style style:name="P325" style:parent-style-name="Standard" style:family="paragraph">
      <style:text-properties fo:color="#000000"/>
    </style:style>
    <style:style style:name="P326" style:parent-style-name="Standard" style:family="paragraph">
      <style:text-properties fo:color="#000000"/>
    </style:style>
    <style:style style:name="P327" style:parent-style-name="Standard" style:family="paragraph">
      <style:text-properties fo:color="#000000"/>
    </style:style>
    <style:style style:name="P328" style:parent-style-name="Standard" style:family="paragraph">
      <style:text-properties fo:color="#000000"/>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P332" style:parent-style-name="Standard" style:family="paragraph">
      <style:text-properties fo:color="#000000"/>
    </style:style>
    <style:style style:name="P333" style:parent-style-name="Standard" style:family="paragraph">
      <style:text-properties fo:color="#000000"/>
    </style:style>
    <style:style style:name="P334" style:parent-style-name="Standard" style:family="paragraph">
      <style:text-properties fo:color="#000000"/>
    </style:style>
    <style:style style:name="P335" style:parent-style-name="Standard" style:family="paragraph">
      <style:text-properties fo:color="#000000"/>
    </style:style>
    <style:style style:name="P336" style:parent-style-name="Standard" style:family="paragraph">
      <style:text-properties fo:color="#000000"/>
    </style:style>
    <style:style style:name="P337" style:parent-style-name="Standard" style:family="paragraph">
      <style:text-properties fo:color="#000000" fo:language="el" fo:country="GR"/>
    </style:style>
    <style:style style:name="P338" style:parent-style-name="Standard" style:family="paragraph">
      <style:text-properties fo:color="#000000" fo:language="el" fo:country="GR"/>
    </style:style>
    <style:style style:name="P339" style:parent-style-name="Standard" style:family="paragraph">
      <style:paragraph-properties fo:break-before="page"/>
    </style:style>
    <style:style style:name="T340" style:parent-style-name="Προεπιλεγμένηγραμματοσειρά" style:family="text">
      <style:text-properties fo:color="#000000" fo:language="el" fo:country="GR"/>
    </style:style>
    <style:style style:name="T341" style:parent-style-name="Προεπιλεγμένηγραμματοσειρά" style:family="text">
      <style:text-properties fo:color="#000000"/>
    </style:style>
    <style:style style:name="T342" style:parent-style-name="Προεπιλεγμένηγραμματοσειρά" style:family="text">
      <style:text-properties fo:color="#000000" fo:language="el" fo:country="GR"/>
    </style:style>
    <style:style style:name="T343" style:parent-style-name="Προεπιλεγμένηγραμματοσειρά" style:family="text">
      <style:text-properties fo:color="#000000"/>
    </style:style>
    <style:style style:name="T344" style:parent-style-name="Προεπιλεγμένηγραμματοσειρά" style:family="text">
      <style:text-properties fo:color="#000000" fo:language="el" fo:country="GR"/>
    </style:style>
    <style:style style:name="T345" style:parent-style-name="Προεπιλεγμένηγραμματοσειρά" style:family="text">
      <style:text-properties fo:color="#000000" fo:language="el" fo:country="GR"/>
    </style:style>
    <style:style style:name="T346" style:parent-style-name="Προεπιλεγμένηγραμματοσειρά" style:family="text">
      <style:text-properties fo:color="#000000"/>
    </style:style>
    <style:style style:name="T347" style:parent-style-name="Προεπιλεγμένηγραμματοσειρά" style:family="text">
      <style:text-properties fo:color="#000000" fo:language="el" fo:country="GR"/>
    </style:style>
    <style:style style:name="P348" style:parent-style-name="Standard" style:family="paragraph">
      <style:text-properties fo:color="#000000" fo:language="el" fo:country="GR"/>
    </style:style>
    <style:style style:name="P349" style:parent-style-name="Standard" style:family="paragraph">
      <style:text-properties fo:color="#000000"/>
    </style:style>
    <style:style style:name="T350" style:parent-style-name="Προεπιλεγμένηγραμματοσειρά" style:family="text">
      <style:text-properties fo:color="#000000"/>
    </style:style>
  </office:automatic-styles>
  <office:body>
    <office:text text:use-soft-page-breaks="true">
      <text:p text:style-name="P1">Τύποι Μεταβλητών</text:p>
      <text:p text:style-name="P2"/>
      <text:p text:style-name="Standard"><text:span text:style-name="T3">1) Τι εμφανίζει στην οθόνη το παρακάτω απόσπασμα κώδικα<text:s/></text:span>C<text:span text:style-name="T4">;</text:span></text:p>
      <text:p text:style-name="Standard">int a = 3, b = 6;</text:p>
      <text:p text:style-name="Standard">if (a == 6)</text:p>
      <text:p text:style-name="Standard"><text:tab/>b = 3;</text:p>
      <text:p text:style-name="Standard">printf(“a=%d, b=%d, a/b=%d\n”, a, b, a / b);</text:p>
      <text:p text:style-name="Standard"/>
      <text:p text:style-name="Standard"><text:span text:style-name="T5">Απάντηση</text:span>: <text:s/>a=3,<text:s/>b=6, a/b=0</text:p>
      <text:p text:style-name="Standard"/>
      <text:p text:style-name="Standard"><text:span text:style-name="T6">2)<text:s/></text:span><text:span text:style-name="T7">Γ</text:span><text:span text:style-name="T8">ράψτε τι ακριβώς θα εµφανιστεί στην οθόνη µε το παρακάτω απόσπασµα κώδικα<text:s/></text:span>C<text:span text:style-name="T9">. Στην πάντησή σας, χρησιµοποιείστε το χαρακτήρα υπογράµµισης ( _ ) για να δηλώσετε τον ενό χαρακτήρα.</text:span></text:p>
      <text:p text:style-name="Standard">int x = 3, y = 6;</text:p>
      <text:p text:style-name="Standard">y = x++;</text:p>
      <text:p text:style-name="Standard">printf(“%3d\n”, y / x); <text:s/></text:p>
      <text:p text:style-name="Standard"/>
      <text:p text:style-name="P10">Απάντηση: _ _0</text:p>
      <text:p text:style-name="P11"/>
      <text:p text:style-name="P12">3) Γράψτε τι ακριβώς θα εµφανιστεί στην οθόνη (Χρησιµοποιείται ο χαρακτήρας υπογράµµισης ( _ ) για να δηλώσει τον κενό χαρακτήρα. Κάντε το ίδιο στις απαντήσεις σας.):</text:p>
      <text:p text:style-name="Standard">int<text:span text:style-name="T13"><text:s/></text:span>x<text:span text:style-name="T14"><text:s/>= 3;</text:span></text:p>
      <text:p text:style-name="Standard">float<text:span text:style-name="T15"><text:s/></text:span>y<text:span text:style-name="T16"><text:s/>= -1;</text:span></text:p>
      <text:p text:style-name="Standard">printf(“%5.1f\n”, x % 2 ? x / y / 2 : x / 2 / y);</text:p>
      <text:p text:style-name="Standard"/>
      <text:p text:style-name="P17">Απάντηση: _-1.5</text:p>
      <text:p text:style-name="P18"/>
      <text:p text:style-name="P19">4) Γράψτε τι ακριβώς θα εµφανιστεί στην οθόνη για καθεµιά από τις παρακάτω περιπτώσεις. Χρησιµοποιείται ο χαρακτήρας υπογράµµισης ( _ ) για να δηλώσει τον κενό χαρακτήρα. Κάντε το ίδιο στις απαντήσεις σας.</text:p>
      <text:p text:style-name="P20">i. int a = 2, b = 5;</text:p>
      <text:p text:style-name="Standard">if (3 *<text:s/>(a + b) / 2 &gt; 2 * b)</text:p>
      <text:p text:style-name="Standard"><text:tab/>printf(“%3d\n”, a);</text:p>
      <text:p text:style-name="Standard">else</text:p>
      <text:p text:style-name="Standard"><text:tab/>printf(“%2d%2d\n”, a, b);</text:p>
      <text:p text:style-name="Standard"/>
      <text:p text:style-name="Standard">ii. float x = 10.23102, y = 6.257, z = -9.82958;</text:p>
      <text:p text:style-name="Standard">printf(“x=%6.2f_y=%3.2f_z=%6.1f\n”, x, y, z);</text:p>
      <text:p text:style-name="Standard"/>
      <text:p text:style-name="P21">Απάντηση:</text:p>
      <text:p text:style-name="P22">i. _2_5</text:p>
      <text:p text:style-name="P23">ii. x=_10.23_y=6.26_z=__-9.8</text:p>
      <text:p text:style-name="P24"/>
      <text:p text:style-name="P25">5) Γράψτε τι ακριβώς θα εµφανιστεί στην οθόνη για καθεµιά από τις παρακάτω περιπτώσεις. Χρησιµοποιείται ο χαρακτήρας υπογράµµισης ( _ ) για να δηλώσει τον κενό χαρακτήρα. Κάντε το ίδιο στις απαντήσεις σας.</text:p>
      <text:p text:style-name="P26"/>
      <text:p text:style-name="P27">i. int x = 2, y = 3, z = 5;</text:p>
      <text:p text:style-name="Standard">if<text:s/><text:span text:style-name="T28">(</text:span>!<text:span text:style-name="T29">(</text:span><text:span text:style-name="T30">(</text:span>y * z &lt; z / x<text:span text:style-name="T31">)</text:span><text:s/>&amp;&amp;<text:s/><text:span text:style-name="T32">(</text:span>x * y &gt; z<text:span text:style-name="T33">)</text:span><text:span text:style-name="T34">)</text:span><text:span text:style-name="T35">)</text:span></text:p>
      <text:p text:style-name="Standard"><text:tab/>printf(“%2d\n”, z % y + x);</text:p>
      <text:soft-page-break/>
      <text:p text:style-name="Standard">else</text:p>
      <text:p text:style-name="Standard"><text:tab/>printf(“%2d\n”, z % y – x);</text:p>
      <text:p text:style-name="P36">Απάντηση: i. _4</text:p>
      <text:p text:style-name="P37"/>
      <text:p text:style-name="P38">6) Γράψτε τι ακριβώς (χωρίς λόγια!) θα εµφανιστεί στην οθόνη όταν εκτελεστεί το παρακάτω απόσπασµα κώδικα:</text:p>
      <text:p text:style-name="Standard">int a = 1, b = 3;</text:p>
      <text:p text:style-name="Standard">float d = 5.3, f, g;</text:p>
      <text:p text:style-name="Standard">f = 2 * a + b % 2 –<text:s/>b;</text:p>
      <text:p text:style-name="Standard">g = (a + b) / d;</text:p>
      <text:p text:style-name="Standard">printf(“f_=_%4.2f__g_=_%5.1f\n”, f, g);</text:p>
      <text:p text:style-name="Standard"/>
      <text:p text:style-name="P39">Απάντηση: f_=_0.00__g_=___0.8</text:p>
      <text:p text:style-name="P40"/>
      <text:p text:style-name="P41"/>
      <text:p text:style-name="P42">7)Ποια είναι η τιμή της C έκφρασης 5.0 == 5 ; Δικαιολογήστε την απάντησή σας.</text:p>
      <text:p text:style-name="P43"/>
      <text:p text:style-name="P44">Απάντηση:</text:p>
      <text:p text:style-name="P45">Η ακέραιου τύπου έκφραση 5 μετατρέπεται αυτόματα στον ανώτερο τύπο της έκφρασης 5.0 οπότε η συνολική έκφραση ισοδυναμεί με την 5.0 == 5.0, που έχει τιμή 1.</text:p>
      <text:p text:style-name="P46"/>
      <text:p text:style-name="P47"/>
      <text:p text:style-name="P48"/>
      <text:soft-page-break/>
      <text:p text:style-name="P49"><text:span text:style-name="T50">Ασκήσεις με<text:s/></text:span>if<text:span text:style-name="T51">,<text:s/></text:span>switch<text:span text:style-name="T52">,<text:s/></text:span><text:span text:style-name="T53">τελεστή συνθήκης</text:span></text:p>
      <text:p text:style-name="P54"/>
      <text:p text:style-name="Standard"><text:span text:style-name="T55">1)<text:s/></text:span><text:span text:style-name="T56">(α) Έστω<text:s/></text:span>theta<text:span text:style-name="T57"><text:s/>ακέραια µεταβλητή που παριστάνει µη αρνητική γωνία σε µοίρες. Ζητείται να µετατραπεί σε γωνία<text:s/></text:span>phi<text:span text:style-name="T58"><text:s/>που περ</text:span><text:span text:style-name="T59">ιορίζεται στο διάστηµα [0, 360). Μερικά παραδείγµατα: Αν η<text:s/></text:span>theta<text:span text:style-name="T60"><text:s/>είναι 370=1* 360+10 µοίρες, θα πρέπει να γίνει 10 µοίρες. Αν είναι 1205=3*360+125 µοίρες, η<text:s/></text:span>phi<text:span text:style-name="T61"><text:s/>θα είναι 125 µοίρες. Για<text:s/></text:span>theta<text:span text:style-name="T62"><text:s/>ίση µε 360 µοίρες, η<text:s/></text:span>phi<text:span text:style-name="T63"><text:s/>είναι 0 µοίρες. Γράψτε το απαιτούµενο α</text:span><text:span text:style-name="T64">πόσπασµα κώδικα<text:s/></text:span>C<text:span text:style-name="T65">.</text:span></text:p>
      <text:p text:style-name="Standard"><text:span text:style-name="T66">(β) (3 µονάδες) Γράψτε πρόγραµµα<text:s/></text:span>C<text:span text:style-name="T67"><text:s/>που να διαβάζει µια ακέραια µη αρνητική γωνία σε µοίρες και να εµφανίζει στην οθόνη σε ποιο τεταρτηµόριο αντιστοιχεί αυτή. Τα τεταρτηµόρια ορίζονται ως εξής: [0, 90) πρώτο, [90, 180) δεύτερο, [180, 270</text:span><text:span text:style-name="T68">) τρίτο, και [270, 360) τέταρτο. Η δοσµένη γωνία µπορεί να πάρει οποιαδήποτε µη αρνητική ακέραια τιµή, όχι κατ’ ανάγκη µικρότερη των 360 µοιρών. Θα σας φανεί χρήσιµη η απάντηση στο προηγούµενο ερώτηµα.</text:span></text:p>
      <text:p text:style-name="P69"/>
      <text:p text:style-name="P70">Απάντηση:</text:p>
      <text:p text:style-name="Standard">(α) phi = theta % 360;</text:p>
      <text:p text:style-name="Standard">(β)</text:p>
      <text:p text:style-name="Standard">#include &lt;stdio.h&gt;</text:p>
      <text:p text:style-name="Standard">int main() {</text:p>
      <text:p text:style-name="Standard"><text:tab/>int theta, phi;</text:p>
      <text:p text:style-name="Standard"><text:tab/>int quadrant;</text:p>
      <text:p text:style-name="Standard"><text:tab/>printf(“Enter angle (in degrees): “);</text:p>
      <text:p text:style-name="Standard"><text:tab/><text:tab/>scanf(“%d”, θ);</text:p>
      <text:p text:style-name="Standard"><text:tab/>phi = theta % 360;</text:p>
      <text:p text:style-name="Standard"><text:tab/>if (phi &lt; 90)</text:p>
      <text:p text:style-name="Standard"><text:tab/><text:tab/>quadrant = 1;</text:p>
      <text:p text:style-name="Standard"><text:tab/>else if (phi &lt; 180)</text:p>
      <text:p text:style-name="Standard"><text:tab/><text:tab/>quadrant = 2;</text:p>
      <text:p text:style-name="Standard"><text:tab/>else if (phi &lt; 270)</text:p>
      <text:p text:style-name="Standard"><text:tab/><text:tab/>quandrant = 3;</text:p>
      <text:p text:style-name="Standard"><text:tab/>else</text:p>
      <text:p text:style-name="Standard"><text:tab/><text:tab/>quadrant = 4;</text:p>
      <text:p text:style-name="Standard"><text:tab/>printf(“Quadrant: %d\n”, quadrant);</text:p>
      <text:p text:style-name="Standard"><text:tab/>return<text:span text:style-name="T71">(0);</text:span></text:p>
      <text:p text:style-name="P72">}</text:p>
      <text:p text:style-name="P73"/>
      <text:p text:style-name="P74"/>
      <text:soft-page-break/>
      <text:p text:style-name="P75"><text:span text:style-name="T76">2</text:span><text:span text:style-name="T77">) Ο παρακάτω κώδικας ελέγχει το µήνα στον οποίο βρισκόµαστε και απαντά σε ποια από τις τέσσερις εποχές αντιστοιχεί. Γράψτε ισοδύναµο κώδικα που να βασίζεται στην εντολή<text:s/></text:span>switch<text:span text:style-name="T78">.</text:span></text:p>
      <text:p text:style-name="P79"/>
      <text:p text:style-name="Standard">if<text:span text:style-name="T80"><text:s/></text:span><text:span text:style-name="T81">(</text:span>month<text:span text:style-name="T82"><text:s/>== 1 ||<text:s/></text:span>month<text:span text:style-name="T83"><text:s/>== 2 ||<text:s/></text:span>month<text:span text:style-name="T84"><text:s/>== 12)</text:span></text:p>
      <text:p text:style-name="Standard"><text:span text:style-name="T85"><text:tab/></text:span>printf(“Χειµώνας\n”);</text:p>
      <text:p text:style-name="Standard">else if (month = 3 || month == 4 || month = 5)</text:p>
      <text:p text:style-name="Standard"><text:tab/>printf(“Άνοιξη\n”);</text:p>
      <text:p text:style-name="Standard">else if (month == 6 || month == 7 || month == 8)</text:p>
      <text:p text:style-name="Standard"><text:tab/>printf(“Καλοκαίρι\n”);</text:p>
      <text:p text:style-name="Standard">else if (month == 9 || month == 10 || month<text:s/>== 11)</text:p>
      <text:p text:style-name="Standard"><text:tab/>printf(“Φθινόπωρο\n”);</text:p>
      <text:p text:style-name="Standard">else printf(“Άκυρος µήνας\n”);</text:p>
      <text:p text:style-name="Standard"/>
      <text:p text:style-name="Standard">Απάντηση:</text:p>
      <text:p text:style-name="Standard">switch (month) {</text:p>
      <text:p text:style-name="Standard"><text:tab/>case 1: case 2: case 12:</text:p>
      <text:p text:style-name="Standard"><text:tab/><text:tab/>printf(“Χειµώνας\n”);</text:p>
      <text:p text:style-name="Standard"><text:tab/><text:tab/>break;</text:p>
      <text:p text:style-name="Standard"><text:tab/>case 3: case 4: case 5:</text:p>
      <text:p text:style-name="Standard"><text:tab/><text:tab/>printf(“Άνοιξη\n”);</text:p>
      <text:p text:style-name="Standard"><text:tab/><text:tab/>break;</text:p>
      <text:p text:style-name="Standard"><text:tab/>case 6: case 7: case 8:</text:p>
      <text:p text:style-name="Standard"><text:tab/><text:tab/>printf(“Καλοκαίρι\n”);</text:p>
      <text:p text:style-name="Standard"><text:tab/><text:tab/>break;</text:p>
      <text:p text:style-name="Standard"><text:tab/>case 9: case 10: case 11:</text:p>
      <text:p text:style-name="Standard"><text:tab/><text:tab/>printf(“Φθινόπωρο\n”);</text:p>
      <text:p text:style-name="Standard"><text:tab/><text:tab/>break;</text:p>
      <text:p text:style-name="Standard"><text:tab/>default:</text:p>
      <text:p text:style-name="Standard"><text:tab/><text:tab/>printf<text:span text:style-name="T86">(“Άκυρος µήνας\</text:span>n<text:span text:style-name="T87">”);</text:span></text:p>
      <text:p text:style-name="P88">}</text:p>
      <text:p text:style-name="P89"/>
      <text:p text:style-name="Standard"><text:span text:style-name="T90">3) Υπάρχουν παραδείγµατα όπου η εντολή if-else είναι προτιµότερη της switch. Γράψτε το παρακάτω απόσπασµα κώδικα χρ</text:span><text:span text:style-name="T91">ησιµοποιώντας εντολές if-else αντί της switch, µε τρόπο που να το απλοποιεί. Η</text:span><text:s/>n<text:s/><text:span text:style-name="T92">είναι</text:span><text:s/>µ<text:span text:style-name="T93">εταβλητή</text:span><text:s/><text:span text:style-name="T94">τύπου</text:span><text:s/>int.</text:p>
      <text:p text:style-name="Standard">switch (n)</text:p>
      <text:p text:style-name="Standard">{</text:p>
      <text:p text:style-name="Standard"><text:tab/>case 0: case 1: case 2: case 3: case 4:</text:p>
      <text:p text:style-name="Standard"><text:tab/><text:tab/><text:span text:style-name="T95">printf(“Μικρότερο του 5\n”);</text:span></text:p>
      <text:p text:style-name="P96"><text:tab/><text:tab/>break;</text:p>
      <text:p text:style-name="Standard"><text:span text:style-name="T97"><text:tab/></text:span>case 5:</text:p>
      <text:p text:style-name="Standard"><text:tab/><text:tab/>printf(“<text:span text:style-name="T98">Ίσο</text:span><text:s/>µ<text:span text:style-name="T99">ε</text:span><text:s/>5\n”);</text:p>
      <text:p text:style-name="Standard"><text:tab/><text:tab/>break;</text:p>
      <text:p text:style-name="Standard"><text:tab/>case 6: case 7: case 8: case 9:</text:p>
      <text:p text:style-name="Standard"><text:tab/><text:tab/><text:span text:style-name="T100">printf(“Μεγαλύτερο του 5\n”);</text:span></text:p>
      <text:p text:style-name="P101"><text:tab/><text:tab/>break;</text:p>
      <text:p text:style-name="P102"><text:tab/>default:</text:p>
      <text:p text:style-name="P103"><text:tab/><text:tab/>printf(“∆εν είναι ψηφίο\n”);</text:p>
      <text:p text:style-name="Standard"><text:span text:style-name="T104"><text:tab/></text:span><text:span text:style-name="T105"><text:tab/></text:span>break;</text:p>
      <text:p text:style-name="Standard">}</text:p>
      <text:p text:style-name="Standard"/>
      <text:p text:style-name="Standard"><text:span text:style-name="T106">Απάντηση</text:span>:</text:p>
      <text:p text:style-name="Standard">if (n &gt;= 0 &amp;&amp; n &lt;= 4)</text:p>
      <text:p text:style-name="Standard"><text:tab/>printf(“<text:span text:style-name="T107">Μικρότερο</text:span><text:s/><text:span text:style-name="T108">του</text:span><text:s/>5\n”);</text:p>
      <text:p text:style-name="Standard">else if (n == 5)</text:p>
      <text:p text:style-name="Standard"><text:tab/>printf(“<text:span text:style-name="T109">Ίσο</text:span><text:s/>µ<text:span text:style-name="T110">ε</text:span><text:s/>5\n”);</text:p>
      <text:p text:style-name="Standard">else if (n &gt;= 6 &amp;&amp;<text:s/>n &lt;= 9)</text:p>
      <text:p text:style-name="Standard"><text:tab/>printf(“<text:span text:style-name="T111">Μεγαλύτερο</text:span><text:s/><text:span text:style-name="T112">του</text:span><text:s/>5\n”);</text:p>
      <text:p text:style-name="Standard">else</text:p>
      <text:p text:style-name="Standard"><text:tab/><text:span text:style-name="T113">printf(“∆εν είναι ψηφίο\n”);</text:span></text:p>
      <text:p text:style-name="P114"/>
      <text:p text:style-name="P115">4) Ξαναγράψτε το παρακάτω απόσπασµα κώδικα χρησιµοποιώντας µία εντολή if.</text:p>
      <text:p text:style-name="Standard">if (age &gt; 21)</text:p>
      <text:p text:style-name="Standard"><text:tab/>if (age &lt;= 65)</text:p>
      <text:p text:style-name="Standard"><text:tab/><text:tab/>printf(“<text:span text:style-name="T116">Ενεργός</text:span>”);</text:p>
      <text:p text:style-name="Standard"/>
      <text:p text:style-name="Standard"><text:span text:style-name="T117">Απάντηση</text:span>:</text:p>
      <text:p text:style-name="Standard"><text:span text:style-name="T118">if (age &gt; 21 &amp;&amp; age &lt;= 65) printf(“</text:span><text:span text:style-name="T119">Εν</text:span><text:span text:style-name="T120">εργός</text:span><text:span text:style-name="T121">”);</text:span></text:p>
      <text:p text:style-name="P122"/>
      <text:p text:style-name="P123">5) Ο παρακάτω κώδικας ελέγχει τον (ακέραιο) βαθµό ενός φοιτητή, m, και απαντά ανάλογα. Γράψτε ισοδύναµο κώδικα που να βασίζεται στην εντολή if (-else).</text:p>
      <text:p text:style-name="P124">switch (m)</text:p>
      <text:p text:style-name="P125">{</text:p>
      <text:p text:style-name="P126"><text:tab/>case 0:</text:p>
      <text:p text:style-name="P127"><text:tab/>case 1:</text:p>
      <text:p text:style-name="P128"><text:tab/>case 2:</text:p>
      <text:p text:style-name="P129"><text:tab/>case 3:</text:p>
      <text:p text:style-name="P130"><text:tab/>case 4:</text:p>
      <text:p text:style-name="Standard"><text:span text:style-name="T131"><text:tab/></text:span><text:span text:style-name="T132"><text:tab/>printf(“</text:span><text:span text:style-name="T133">Κόβεται</text:span><text:span text:style-name="T134">\n”);</text:span></text:p>
      <text:p text:style-name="P135"><text:tab/><text:tab/>break;</text:p>
      <text:p text:style-name="P136"><text:tab/>case 5:</text:p>
      <text:p text:style-name="P137"><text:tab/>case 6:</text:p>
      <text:p text:style-name="P138"><text:tab/>case 7:</text:p>
      <text:p text:style-name="P139"><text:tab/>case 8:</text:p>
      <text:p text:style-name="P140"><text:tab/>case 9:</text:p>
      <text:p text:style-name="P141"><text:tab/>case 10:</text:p>
      <text:p text:style-name="Standard"><text:span text:style-name="T142"><text:tab/></text:span><text:span text:style-name="T143"><text:tab/>printf(“</text:span><text:span text:style-name="T144">Περνάει</text:span><text:span text:style-name="T145">\n”);</text:span></text:p>
      <text:p text:style-name="P146"><text:tab/><text:tab/>break;</text:p>
      <text:p text:style-name="P147"><text:tab/>default:</text:p>
      <text:p text:style-name="Standard"><text:span text:style-name="T148"><text:tab/></text:span><text:span text:style-name="T149"><text:tab/>printf(“</text:span><text:span text:style-name="T150">Άκυρος</text:span><text:span text:style-name="T151"><text:s/></text:span><text:span text:style-name="T152">βαθ</text:span><text:span text:style-name="T153">µ</text:span><text:span text:style-name="T154">ός</text:span><text:span text:style-name="T155">!\n”);</text:span></text:p>
      <text:p text:style-name="P156">}</text:p>
      <text:p text:style-name="P157"/>
      <text:p text:style-name="P158">Απάντηση:</text:p>
      <text:p text:style-name="P159">Με την εντολή if (-else):</text:p>
      <text:p text:style-name="P160">if (m &gt;= 0 &amp;&amp; m &lt;= 4)</text:p>
      <text:p text:style-name="Standard"><text:span text:style-name="T161"><text:tab/>printf(“</text:span><text:span text:style-name="T162">Κόβεται</text:span><text:span text:style-name="T163">\n”);</text:span></text:p>
      <text:p text:style-name="P164">else if (m &gt;=5 &amp;&amp; m &lt;=<text:s/>10)</text:p>
      <text:p text:style-name="Standard"><text:span text:style-name="T165"><text:tab/>printf(“</text:span><text:span text:style-name="T166">Περνάει</text:span><text:span text:style-name="T167">\n”);</text:span></text:p>
      <text:p text:style-name="P168">else</text:p>
      <text:soft-page-break/>
      <text:p text:style-name="Standard"><text:span text:style-name="T169"><text:tab/>printf(“</text:span><text:span text:style-name="T170">Άκυρος</text:span><text:span text:style-name="T171"><text:s/></text:span><text:span text:style-name="T172">βαθ</text:span><text:span text:style-name="T173">µ</text:span><text:span text:style-name="T174">ός</text:span><text:span text:style-name="T175">!\n”);</text:span></text:p>
      <text:p text:style-name="P176"/>
      <text:p text:style-name="P177">Εναλλακτικά, µπορούµε να χρησιµοποιήσουµε τον τελεστή συνθήκης:</text:p>
      <text:p text:style-name="Standard"><text:span text:style-name="T178">printf(“%s\n”, m &gt;= 0 &amp;&amp; m &lt;= 4 ?<text:s/></text:span><text:span text:style-name="T179">“Κόβεται” : m &gt;= 5 &amp;&amp; m &lt;= 10 ? “Περνάει” : “Άκυρος βαθµός”);</text:span></text:p>
      <text:p text:style-name="P180"/>
      <text:p text:style-name="P181">6)Δεδομένων τριών μεταβλητών<text:s/>a, b, c γράψτε λογική έκφραση που να είναι:</text:p>
      <text:p text:style-name="P182">(i) αληθής όταν τουλάχιστον μία από τις τρεις μεταβλητές έχει τιμή μηδέν,</text:p>
      <text:p text:style-name="P183">(ii) ψευδής όταν τουλάχιστον μία από τις τρεις μεταβλητές έχει τιμή μηδέν.</text:p>
      <text:p text:style-name="P184"/>
      <text:p text:style-name="Standard"><text:span text:style-name="T185">Απάντηση</text:span><text:span text:style-name="T186">:</text:span></text:p>
      <text:p text:style-name="P187"><text:s/>(i) a == 0 || b == 0 || c == 0</text:p>
      <text:p text:style-name="P188">(ii) !(a == 0 ||<text:s/>b == 0 || c == 0)</text:p>
      <text:p text:style-name="P189"/>
      <text:p text:style-name="P190">7) (α) Γράψτε κώδικα C (όχι ολόκληρο πρόγραµµα, µόνο τις απαιτούµενες εντολές) που να εµφανίζει στην οθόνη το παρακάτω µενού επιλογών:</text:p>
      <text:p text:style-name="P191">***** Τηλεφωνικός Κατάλογος *****</text:p>
      <text:p text:style-name="P192">1) Εισαγωγή</text:p>
      <text:p text:style-name="P193">2) Αναζήτηση</text:p>
      <text:p text:style-name="P194">3) ∆ιαγραφή</text:p>
      <text:p text:style-name="P195">∆ώστε την επιλογή σας:</text:p>
      <text:p text:style-name="P196"/>
      <text:p text:style-name="P197"><text:s/>β)Συµπληρώστε το παραπάνω µε εντολές για (1) την ανάγνωση της επιλογής του χρήστη και (2) την υλοποίησή της. Στη δεύτερη περίπτωση, γράψτε µόνο το σκελετό, θεωρώντας ότι κάποιος άλλος θα συµπληρώσει τις εντολές που υλοποιούν εισαγωγή, αναζήτηση, κ.λπ. Να υπάρχει και χειρισµός της περίπτωσης άκυρης (διαφορετικής των 1, 2, 3) επιλογής.</text:p>
      <text:p text:style-name="P198"/>
      <text:p text:style-name="P199">Απάντηση:</text:p>
      <text:p text:style-name="P200">α) Ένας τρόπος (υπάρχουν πολλοί άλλοι):</text:p>
      <text:p text:style-name="P201">printf(“***** Τηλεφωνικός Κατάλογος *****\n”);</text:p>
      <text:p text:style-name="P202">printf(“1) Εισαγωγή\n2) Αναζήτηση\n3) ∆ιαγραφή\n”);</text:p>
      <text:p text:style-name="P203">printf(“∆ώστε την επιλογή<text:s/>σας: “);</text:p>
      <text:p text:style-name="P204"/>
      <text:p text:style-name="Standard"><text:span text:style-name="T205">β</text:span><text:span text:style-name="T206">)</text:span></text:p>
      <text:p text:style-name="P207">scanf(“%d”,&amp;choice);</text:p>
      <text:p text:style-name="P208">switch (choice)</text:p>
      <text:p text:style-name="P209">{</text:p>
      <text:p text:style-name="P210"><text:tab/>case 1: /* Εισαγωγή */</text:p>
      <text:p text:style-name="P211"><text:tab/>case 2: /* Αναζήτηση */</text:p>
      <text:p text:style-name="P212"><text:tab/>case 3: /* ∆ιαγραφή */</text:p>
      <text:p text:style-name="P213"><text:tab/>default: /* Άκυρη επιλογή */</text:p>
      <text:p text:style-name="P214">}</text:p>
      <text:p text:style-name="P215"><text:tab/><text:tab/><text:tab/><text:tab/><text:tab/><text:tab/><text:tab/><text:tab/><text:tab/><text:tab/><text:s text:c="8"/><text:tab/><text:s text:c="4"/>________________</text:p>
      <text:p text:style-name="Standard"><text:span text:style-name="T216">8) Το εµβαδόν E ενός τριγώνου µε µήκη πλευρών α<text:s/></text:span><text:span text:style-name="T217">β, γ δίνεται από τον τύπο E =<text:s/></text:span><text:span text:style-name="T218">√</text:span><text:span text:style-name="T219">τ(τ −α)(τ − β )(τ − γ ) όπου τ=(</text:span><text:span text:style-name="T220">α+β+γ)/</text:span><text:span text:style-name="T221">2 η ηµιπερίµετρος του τριγώνου. Γράψτε πρόγραµµα C που να διαβάζει τα µήκη των πλευρών ενός τριγώνου και να υπολογίζει και εµφανίζει στην οθόνη (µε 2 δεκαδικά ψηφία) το εµβαδόν του µε χρ</text:span><text:span text:style-name="T222">ήση του παραπάνω τύπου. (Παρατήρηση: Η τετραγωνική ρίζα µπορεί να βρεθεί µε τη βοήθεια της συνάρτησης sqrt, της οποίας η δήλωση βρίσκεται στο αρχείο-επικεφαλίδα &lt;</text:span><text:span text:style-name="T223">math</text:span><text:span text:style-name="T224">.</text:span><text:span text:style-name="T225">h</text:span><text:span text:style-name="T226">&gt;.)</text:span></text:p>
      <text:p text:style-name="P227"/>
      <text:soft-page-break/>
      <text:p text:style-name="P228"><text:span text:style-name="T229">Απάντηση</text:span><text:span text:style-name="T230">:</text:span></text:p>
      <text:p text:style-name="P231">#include<text:s/>&lt;stdio.h&gt;</text:p>
      <text:p text:style-name="P232">#include<text:s/>&lt;math.h&gt;</text:p>
      <text:p text:style-name="P233">main()</text:p>
      <text:p text:style-name="P234">{</text:p>
      <text:p text:style-name="Standard"><text:span text:style-name="T235"><text:tab/>float a, b, c;<text:s/></text:span><text:span text:style-name="T236"><text:tab/>/*<text:s/></text:span><text:span text:style-name="T237">πλευρ</text:span><text:span text:style-name="T238">ές</text:span><text:span text:style-name="T239"><text:s/>*/</text:span></text:p>
      <text:p text:style-name="Standard"><text:span text:style-name="T240"><text:tab/>t;</text:span><text:span text:style-name="T241"><text:tab/><text:s/></text:span><text:span text:style-name="T242"><text:tab/>/*<text:s/></text:span><text:span text:style-name="T243">η</text:span><text:span text:style-name="T244">µ</text:span><text:span text:style-name="T245">ιπερί</text:span><text:span text:style-name="T246">µ</text:span><text:span text:style-name="T247">ετρος</text:span><text:span text:style-name="T248"><text:s/>*/</text:span></text:p>
      <text:p text:style-name="P249"><text:tab/>printf(“Enter the lengths of the three sides of the triangle: “);</text:p>
      <text:p text:style-name="P250"><text:tab/>scanf(“%f %f %f”, &amp;a,&amp;b,&amp;c);</text:p>
      <text:p text:style-name="P251"><text:tab/>t = (a+b+c)/2;</text:p>
      <text:p text:style-name="P252"><text:tab/>printf(“Area of the triangle = %.2f\n”, sqrt(t*(t-a)*(t-b)*(t-c)));</text:p>
      <text:p text:style-name="Standard"><text:span text:style-name="T253"><text:tab/></text:span><text:span text:style-name="T254">return(0);</text:span></text:p>
      <text:p text:style-name="P255">} <text:s/></text:p>
      <text:p text:style-name="P256"/>
      <text:p text:style-name="P257"/>
      <text:p text:style-name="P258">9) Η θερµοκρασία<text:s/>Kelvin (ºK) σχετίζεται µε τη θερµοκρασία Κελσίου (ºC) ως εξής:<text:s/>ºK =<text:s/>ºC + 273.15 Μηδέν<text:s/>ºK = -273.15<text:s/>ºC είναι η ελάχιστη δυνατή θερµοκρασία, το απόλυτο µηδέν. Γράψτε πρόγραµµα C, που να διαβάζει µια θερµοκρασία στην κλίµακα Κελσίου και να την εµφανίζει στην<text:s/>κλίµακα Kelvin. Να µη γίνονται δεκτές θερµοκρασίες κάτω του απόλυτου µηδενός. Ορίστε κατάλληλη συµβολική σταθερά για το απόλυτο µηδέν.</text:p>
      <text:p text:style-name="P259"/>
      <text:p text:style-name="Standard"><text:span text:style-name="T260">Απάντηση</text:span><text:span text:style-name="T261">:</text:span></text:p>
      <text:p text:style-name="P262">#include<text:s/>&lt;stdio.h&gt;</text:p>
      <text:p text:style-name="P263">#define ABSZERO -273.15</text:p>
      <text:p text:style-name="P264">main() {</text:p>
      <text:p text:style-name="P265"><text:tab/>double celsius;</text:p>
      <text:p text:style-name="P266"><text:tab/>printf(“Enter temperature in degrees<text:s/>Celsius: “);</text:p>
      <text:p text:style-name="P267"><text:tab/>scanf(“%lf”, &amp;celsius);</text:p>
      <text:p text:style-name="P268"><text:tab/>if (celsius &lt; ABSZERO) {</text:p>
      <text:p text:style-name="P269"><text:tab/><text:tab/>printf(“Impossible!\n”);</text:p>
      <text:p text:style-name="P270"><text:tab/><text:tab/>return(1);</text:p>
      <text:p text:style-name="P271"><text:tab/>}</text:p>
      <text:p text:style-name="P272"><text:tab/>printf(“Temperature in degrees Kelvin: %lf\n”, celsius - ABSZERO);</text:p>
      <text:p text:style-name="Standard"><text:span text:style-name="T273"><text:tab/></text:span><text:span text:style-name="T274">return(0);</text:span></text:p>
      <text:p text:style-name="P275">}</text:p>
      <text:p text:style-name="P276"/>
      <text:p text:style-name="P277"/>
      <text:p text:style-name="P278">10)Γράψτε την ακόλουθη εντολή if-else µε χρήση του<text:s/>τελεστή συνθήκης:</text:p>
      <text:p text:style-name="P279">if (c &gt; 0)</text:p>
      <text:p text:style-name="P280"><text:tab/>g = 1;</text:p>
      <text:p text:style-name="P281">else if (c &lt; 0)</text:p>
      <text:p text:style-name="Standard"><text:span text:style-name="T282"><text:tab/></text:span><text:span text:style-name="T283">g = -1;</text:span></text:p>
      <text:p text:style-name="P284">else</text:p>
      <text:p text:style-name="P285"><text:tab/>g = 0;</text:p>
      <text:p text:style-name="P286"/>
      <text:p text:style-name="P287"/>
      <text:p text:style-name="P288"/>
      <text:p text:style-name="P289">Απάντηση:</text:p>
      <text:p text:style-name="P290">g = c &gt; 0 ? 1 : c &lt; 0 ? –1 : 0;</text:p>
      <text:soft-page-break/>
      <text:p text:style-name="P291">Για να γίνει πιο κατανοητή η παραπάνω έκφραση, µπορούµε να προσθέσουµε (δεν είναι απαραίτητο) παρενθέσεις:</text:p>
      <text:p text:style-name="P292">g = (c &gt; 0) ? 1 : ((c &lt; 0) ? –1 : 0);</text:p>
      <text:p text:style-name="P293"/>
      <text:p text:style-name="P294">11)Γράψτε ένα πρόγραµµα που να αξιολογεί την επίδοση ενός µαθητή ανάλογα µε το βαθµό του διαγωνίσµατός του (σηµείωση: ο βαθµός είναι ακέραιος αριθµός από το 0 ώς το 20). Ο µαθητής δίνει στο πρόγραµµα το βαθµό του και το πρόγραµµα τον χαρακτηρίζει (εµφανίζοντας κατάλληλο µήνυµα στην οθόνη) ως: ‘άριστος’ αν ο µαθητής έγραψε 19 ή 20, ‘πολύ καλός’ για βαθµό 16, 17, ή 18, ‘καλός’ για βαθµό 13, 14, ή 15, ‘χρειάζεσαι βελτίωση’ για βαθµό 10, 11, ή 12, ‘κινδυνεύεις!’ για τους υπόλοιπους βαθµούς.<text:s/>Να χρησιµοποιήσετε υποχρεωτικά την εντολή switch.</text:p>
      <text:p text:style-name="P295"/>
      <text:p text:style-name="P296">Απάντηση:</text:p>
      <text:p text:style-name="P297"/>
      <text:p text:style-name="Standard"><text:span text:style-name="T298">#</text:span><text:span text:style-name="T299">include</text:span><text:span text:style-name="T300"><text:s/>&lt;</text:span><text:span text:style-name="T301">stdio</text:span><text:span text:style-name="T302">.</text:span><text:span text:style-name="T303">h</text:span><text:span text:style-name="T304">&gt;</text:span></text:p>
      <text:p text:style-name="P305">main(){</text:p>
      <text:p text:style-name="P306"><text:tab/>int bathmos;</text:p>
      <text:p text:style-name="P307"><text:tab/>printf(“\nDose ton vathmo tou mathiti: “);</text:p>
      <text:p text:style-name="P308"><text:tab/>scanf(“%d”, &amp;bathmos);</text:p>
      <text:p text:style-name="P309"/>
      <text:p text:style-name="P310"><text:tab/>if(bathmos&gt;=0 &amp;&amp; bathmos&lt;=20)</text:p>
      <text:p text:style-name="P311"><text:tab/><text:tab/>switch(bathmos)</text:p>
      <text:p text:style-name="P312"><text:tab/><text:tab/>{</text:p>
      <text:p text:style-name="P313"><text:tab/><text:tab/><text:tab/>case 19:</text:p>
      <text:p text:style-name="P314"><text:tab/><text:tab/><text:tab/>case 20:</text:p>
      <text:p text:style-name="P315"><text:tab/><text:tab/><text:tab/><text:tab/>printf(“\nEisai aristos”);</text:p>
      <text:p text:style-name="P316"><text:tab/><text:tab/><text:tab/><text:tab/>break;</text:p>
      <text:p text:style-name="P317"><text:tab/><text:tab/><text:tab/>case 16:</text:p>
      <text:p text:style-name="P318"><text:tab/><text:tab/><text:tab/>case 17:</text:p>
      <text:p text:style-name="P319"><text:tab/><text:tab/><text:tab/>case 18:</text:p>
      <text:p text:style-name="P320"><text:tab/><text:tab/><text:tab/><text:tab/>printf(“\nEisai polu kalos”);</text:p>
      <text:p text:style-name="P321"><text:tab/><text:tab/><text:tab/><text:tab/>break;</text:p>
      <text:p text:style-name="P322"><text:tab/><text:tab/><text:tab/>case 13:</text:p>
      <text:p text:style-name="P323"><text:tab/><text:tab/><text:tab/>case 14:</text:p>
      <text:p text:style-name="P324"><text:tab/><text:tab/><text:tab/>case 15:</text:p>
      <text:p text:style-name="P325"><text:tab/><text:tab/><text:tab/><text:tab/>printf(“\nEisai apla kalos”);</text:p>
      <text:p text:style-name="P326"><text:tab/><text:tab/><text:tab/><text:tab/>break;</text:p>
      <text:p text:style-name="P327"><text:tab/><text:tab/><text:tab/>case 10:</text:p>
      <text:p text:style-name="P328"><text:tab/><text:tab/><text:tab/>case 11:</text:p>
      <text:p text:style-name="P329"><text:tab/><text:tab/><text:tab/>case 12:</text:p>
      <text:p text:style-name="P330"><text:tab/><text:tab/><text:tab/><text:tab/>printf(“\nTheleis veltiwsh”);</text:p>
      <text:p text:style-name="P331"><text:tab/><text:tab/><text:tab/><text:tab/>break;</text:p>
      <text:p text:style-name="P332"><text:tab/><text:tab/><text:tab/>default:</text:p>
      <text:p text:style-name="P333"><text:tab/><text:tab/><text:tab/><text:tab/>printf(“\nKinduneueis na meineis stasimos”);</text:p>
      <text:p text:style-name="P334"><text:tab/><text:tab/>}</text:p>
      <text:p text:style-name="P335"><text:tab/>else</text:p>
      <text:p text:style-name="P336"><text:tab/><text:tab/>printf(“\nEprepe na dwseis vathm apo 0-20”);</text:p>
      <text:p text:style-name="P337">}</text:p>
      <text:p text:style-name="P338"/>
      <text:soft-page-break/>
      <text:p text:style-name="P339"><text:span text:style-name="T340">12) Γράψτε µακροεντολή που να υπολογίζει την απόλυτη τιµή της διαφοράς οποιωνδήποτε δύο αριθµών<text:s/></text:span><text:span text:style-name="T341">x</text:span><text:span text:style-name="T342">,<text:s/></text:span><text:span text:style-name="T343">y</text:span><text:span text:style-name="T344">. ∆εν<text:s/></text:span><text:span text:style-name="T345">επιτρέπεται να χρησιµοποιήσετε την εντολή<text:s/></text:span><text:span text:style-name="T346">if</text:span><text:span text:style-name="T347">.</text:span></text:p>
      <text:p text:style-name="P348"/>
      <text:p text:style-name="P349">Απάντηση:</text:p>
      <text:p text:style-name="Standard"><text:span text:style-name="T350">a) #define absdiff(x, y) x &gt;= y ? x – y : y – 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tellite</meta:initial-creator>
    <dc:creator>Χρήστης των Windows</dc:creator>
    <meta:creation-date>2020-04-18T18:01:00Z</meta:creation-date>
    <dc:date>2020-04-18T18:01:00Z</dc:date>
    <meta:template xlink:href="Normal" xlink:type="simple"/>
    <meta:editing-cycles>2</meta:editing-cycles>
    <meta:editing-duration>PT60S</meta:editing-duration>
    <meta:document-statistic meta:page-count="9" meta:paragraph-count="20" meta:word-count="1568" meta:character-count="10017" meta:row-count="70" meta:non-whitespace-character-count="8469"/>
  </office:meta>
</office:document-meta>
</file>